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Class_20_Footer">
      <loext:graphic-properties draw:fill-image-width="0in" draw:fill-image-height="0in"/>
      <style:paragraph-properties fo:padding="0.0201in" fo:border-left="none" fo:border-right="none" fo:border-top="0.06pt solid #0000ff" fo:border-bottom="none"/>
      <style:text-properties style:font-name="Liberation Sans" fo:font-size="10pt" fo:background-color="#ffffff" style:font-size-asian="10pt" style:font-size-complex="10pt"/>
    </style:style>
    <style:style style:name="P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0985f1" style:font-size-asian="12pt" style:font-weight-asian="normal" style:font-size-complex="12pt" style:font-weight-complex="normal"/>
    </style:style>
    <style:style style:name="P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88010" officeooo:paragraph-rsid="000985f1" style:font-size-asian="12pt" style:font-weight-asian="normal" style:font-size-complex="12pt" style:font-weight-complex="normal"/>
    </style:style>
    <style:style style:name="P4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0985f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9c5c1" officeooo:paragraph-rsid="003c3d4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9c5c1" officeooo:paragraph-rsid="001ac238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9c5c1" officeooo:paragraph-rsid="001a6c6d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9c5c1" officeooo:paragraph-rsid="003c3d4e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a6c6d" officeooo:paragraph-rsid="001c0212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c0212" officeooo:paragraph-rsid="001c0212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c0212" officeooo:paragraph-rsid="003c3d4e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ac57b" officeooo:paragraph-rsid="003c3d4e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0c5972" officeooo:paragraph-rsid="003c3d4e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ac238" officeooo:paragraph-rsid="003c3d4e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0c5972" officeooo:paragraph-rsid="003deb55" fo:background-color="#fffff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19c5c1" officeooo:paragraph-rsid="003f07d5" fo:background-color="#fffff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19c5c1" officeooo:paragraph-rsid="00341012" fo:background-color="#ffffff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19c5c1" officeooo:paragraph-rsid="00341480" fo:background-color="#fffff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19c5c1" officeooo:paragraph-rsid="003deb55" fo:background-color="#ffffff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1ac57b" officeooo:paragraph-rsid="00341480" fo:background-color="#fffff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1ac57b" officeooo:paragraph-rsid="003deb55" fo:background-color="#ffffff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1a6c6d" officeooo:paragraph-rsid="003deb55" fo:background-color="#ffffff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1c0212" officeooo:paragraph-rsid="003deb55" fo:background-color="#fffff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ff" style:font-name="Liberation Sans"/>
    </style:style>
    <style:style style:name="P25" style:family="paragraph" style:parent-style-name="Standard">
      <style:text-properties fo:color="#0000ff" style:font-name="Liberation Sans" fo:font-size="12pt" officeooo:paragraph-rsid="000b06c3" style:font-size-asian="12pt" style:font-size-complex="12pt"/>
    </style:style>
    <style:style style:name="P26" style:family="paragraph" style:parent-style-name="Standard">
      <style:text-properties fo:color="#0000ff" style:font-name="Liberation Sans" officeooo:rsid="00041a83" officeooo:paragraph-rsid="000490ad"/>
    </style:style>
    <style:style style:name="P27" style:family="paragraph" style:parent-style-name="Standard">
      <style:text-properties fo:color="#0000ff" style:font-name="Liberation Sans" fo:font-size="16pt" style:text-underline-style="solid" style:text-underline-width="auto" style:text-underline-color="font-color" fo:font-weight="bold" officeooo:rsid="00041a83" officeooo:paragraph-rsid="000490ad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Liberation Sans" officeooo:rsid="0000a965" officeooo:paragraph-rsid="00033aeb"/>
    </style:style>
    <style:style style:name="P29" style:family="paragraph" style:parent-style-name="Method_20_Title">
      <style:paragraph-properties fo:break-before="page"/>
      <style:text-properties fo:color="#0000ff" style:font-name="Liberation Sans" fo:font-size="16pt" style:font-size-asian="16pt" style:font-size-complex="16pt"/>
    </style:style>
    <style:style style:name="P30" style:family="paragraph" style:parent-style-name="Method_20_Title">
      <style:paragraph-properties fo:break-before="page"/>
      <style:text-properties fo:color="#0000ff" style:font-name="Liberation Sans" fo:font-size="16pt" officeooo:paragraph-rsid="000490ad" style:font-size-asian="16pt" style:font-size-complex="16pt"/>
    </style:style>
    <style:style style:name="P31" style:family="paragraph" style:parent-style-name="Method_20_Body">
      <style:text-properties fo:color="#0000ff" style:font-name="Liberation Sans" fo:font-size="12pt" fo:font-weight="normal" officeooo:rsid="0011de68" officeooo:paragraph-rsid="0011de68" style:font-size-asian="12pt" style:font-weight-asian="normal" style:font-size-complex="12pt" style:font-weight-complex="normal"/>
    </style:style>
    <style:style style:name="P32" style:family="paragraph" style:parent-style-name="Method_20_Body">
      <style:text-properties fo:color="#0000ff" style:font-name="Liberation Sans" fo:font-size="12pt" officeooo:paragraph-rsid="000ff9f6" style:font-size-asian="12pt" style:font-size-complex="12pt"/>
    </style:style>
    <style:style style:name="P3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/>
    </style:style>
    <style:style style:name="P3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88010" officeooo:paragraph-rsid="000b06c3" style:font-size-asian="12pt" style:font-weight-asian="normal" style:font-size-complex="12pt" style:font-weight-complex="normal"/>
    </style:style>
    <style:style style:name="P3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6ec09" officeooo:paragraph-rsid="000b06c3" style:font-size-asian="12pt" style:font-weight-asian="normal" style:font-size-complex="12pt" style:font-weight-complex="normal"/>
    </style:style>
    <style:style style:name="P3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0b06c3" style:font-size-asian="12pt" style:font-weight-asian="normal" style:font-size-complex="12pt" style:font-weight-complex="normal"/>
    </style:style>
    <style:style style:name="P3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0b06c3" style:font-size-asian="12pt" style:font-weight-asian="bold" style:font-size-complex="12pt" style:font-weight-complex="bold"/>
    </style:style>
    <style:style style:name="P3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style:font-size-asian="12pt" style:font-size-complex="12pt"/>
    </style:style>
    <style:style style:name="P3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0b06c3" style:font-size-asian="12pt" style:font-size-complex="12pt"/>
    </style:style>
    <style:style style:name="P4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rsid="0005cbac" officeooo:paragraph-rsid="000985f1" style:font-size-asian="12pt" style:font-size-complex="12pt"/>
    </style:style>
    <style:style style:name="P4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0b06c3" style:font-size-asian="12pt" style:font-size-complex="12pt"/>
    </style:style>
    <style:style style:name="P42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officeooo:paragraph-rsid="000985f1" style:font-size-asian="12pt" style:font-size-complex="12pt"/>
    </style:style>
    <style:style style:name="P43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2pt" fo:font-weight="normal" officeooo:rsid="000ff9f6" officeooo:paragraph-rsid="000ff9f6" style:font-size-asian="12pt" style:font-weight-asian="normal" style:font-size-complex="12pt" style:font-weight-complex="normal"/>
    </style:style>
    <style:style style:name="P44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0b06c3" style:font-size-asian="14pt" style:font-weight-asian="bold" style:font-size-complex="14pt" style:font-weight-complex="bold"/>
    </style:style>
    <style:style style:name="P45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0985f1" style:font-size-asian="14pt" style:font-weight-asian="bold" style:font-size-complex="14pt" style:font-weight-complex="bold"/>
    </style:style>
    <style:style style:name="P46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0957b8" style:font-size-asian="14pt" style:font-weight-asian="bold" style:font-size-complex="14pt" style:font-weight-complex="bold"/>
    </style:style>
    <style:style style:name="P47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cbac" officeooo:paragraph-rsid="0005cbac" style:font-size-asian="14pt" style:font-weight-asian="bold" style:font-size-complex="14pt" style:font-weight-complex="bold"/>
    </style:style>
    <style:style style:name="P48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officeooo:rsid="0005cbac" officeooo:paragraph-rsid="000957b8"/>
    </style:style>
    <style:style style:name="P49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officeooo:rsid="0005cbac" officeooo:paragraph-rsid="0005cbac"/>
    </style:style>
    <style:style style:name="P5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officeooo:paragraph-rsid="000957b8"/>
    </style:style>
    <style:style style:name="P5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1pt" fo:font-weight="normal" officeooo:rsid="000ff9f6" officeooo:paragraph-rsid="000ff9f6" style:font-size-asian="9.60000038146973pt" style:font-weight-asian="normal" style:font-size-complex="11pt" style:font-weight-complex="normal"/>
    </style:style>
    <style:style style:name="P52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0b06c3" style:font-size-asian="12pt" style:font-weight-asian="normal" style:font-size-complex="12pt" style:font-weight-complex="normal"/>
    </style:style>
    <style:style style:name="P53" style:family="paragraph" style:parent-style-name="Method_20_Body">
      <style:paragraph-properties fo:margin-left="0.4925in" fo:margin-right="0in" fo:text-indent="0in" style:auto-text-indent="false"/>
      <style:text-properties fo:color="#0000ff" style:font-name="Liberation Sans" fo:font-size="12pt" style:text-underline-style="none" fo:font-weight="normal" officeooo:rsid="000957b8" officeooo:paragraph-rsid="000b06c3" style:font-size-asian="12pt" style:font-weight-asian="normal" style:font-size-complex="12pt" style:font-weight-complex="normal"/>
    </style:style>
    <style:style style:name="P54" style:family="paragraph" style:parent-style-name="Method_20_Body">
      <style:paragraph-properties fo:line-height="100%" style:shadow="none"/>
      <style:text-properties style:font-name="Liberation Sans"/>
    </style:style>
    <style:style style:name="P55" style:family="paragraph" style:parent-style-name="Method_20_Code_20_Listing">
      <style:text-properties fo:color="#0000ff" style:font-name="Liberation Sans" fo:font-size="12pt" officeooo:rsid="0005cbac" officeooo:paragraph-rsid="000b06c3" style:font-size-asian="12pt" style:font-size-complex="12pt"/>
    </style:style>
    <style:style style:name="P56" style:family="paragraph" style:parent-style-name="Method_20_Code_20_Listing">
      <style:text-properties fo:color="#0000ff" style:font-name="Liberation Sans" fo:font-size="12pt" officeooo:rsid="0005cbac" officeooo:paragraph-rsid="000985f1" style:font-size-asian="12pt" style:font-size-complex="12pt"/>
    </style:style>
    <style:style style:name="P57" style:family="paragraph" style:parent-style-name="Method_20_Code_20_Listing">
      <style:text-properties fo:color="#0000ff" style:font-name="Liberation Sans" fo:font-size="12pt" officeooo:rsid="0005cbac" officeooo:paragraph-rsid="000957b8" style:font-size-asian="12pt" style:font-size-complex="12pt"/>
    </style:style>
    <style:style style:name="P58" style:family="paragraph" style:parent-style-name="Method_20_Code_20_Listing">
      <style:text-properties fo:color="#0000ff" style:font-name="Liberation Sans" officeooo:rsid="0005cbac" officeooo:paragraph-rsid="0005cbac"/>
    </style:style>
    <style:style style:name="P59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0b06c3" style:font-size-asian="12pt" style:font-weight-asian="bold" style:font-size-complex="12pt" style:font-weight-complex="bold"/>
    </style:style>
    <style:style style:name="P60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0985f1" style:font-size-asian="12pt" style:font-weight-asian="bold" style:font-size-complex="12pt" style:font-weight-complex="bold"/>
    </style:style>
    <style:style style:name="P61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0957b8" style:font-size-asian="12pt" style:font-weight-asian="bold" style:font-size-complex="12pt" style:font-weight-complex="bold"/>
    </style:style>
    <style:style style:name="P62" style:family="paragraph" style:parent-style-name="Method_20_Code_20_Listing">
      <style:paragraph-properties fo:margin-left="0in" fo:margin-right="0in" fo:text-indent="0in" style:auto-text-indent="false"/>
      <style:text-properties fo:color="#0000ff" style:font-name="Liberation Sans" fo:font-size="12pt" fo:font-weight="bold" officeooo:rsid="0005cbac" officeooo:paragraph-rsid="0005cbac" style:font-size-asian="12pt" style:font-weight-asian="bold" style:font-size-complex="12pt" style:font-weight-complex="bold"/>
    </style:style>
    <style:style style:name="P63" style:family="paragraph" style:parent-style-name="Method_20_Listing_20_Title" style:list-style-name="">
      <style:text-properties fo:color="#0000ff" style:font-name="Liberation Sans" fo:font-size="12pt" officeooo:paragraph-rsid="000490ad" style:font-size-asian="12pt" style:font-size-complex="12pt"/>
    </style:style>
    <style:style style:name="P6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490ad" style:font-size-asian="9.60000038146973pt" style:font-weight-asian="normal" style:font-size-complex="11pt" style:font-weight-complex="normal"/>
    </style:style>
    <style:style style:name="P6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b06c3" officeooo:paragraph-rsid="000b06c3" style:font-size-asian="9.60000038146973pt" style:font-weight-asian="normal" style:font-size-complex="11pt" style:font-weight-complex="normal"/>
    </style:style>
    <style:style style:name="P6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36c7a2" style:font-size-asian="12pt" style:font-weight-asian="normal" style:font-size-complex="12pt" style:font-weight-complex="normal"/>
    </style:style>
    <style:style style:name="P6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0957b8" style:font-size-asian="12pt" style:font-weight-asian="normal" style:font-size-complex="12pt" style:font-weight-complex="normal"/>
    </style:style>
    <style:style style:name="P6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0b06c3" style:font-size-asian="12pt" style:font-weight-asian="normal" style:font-size-complex="12pt" style:font-weight-complex="normal"/>
    </style:style>
    <style:style style:name="P6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490ad" officeooo:paragraph-rsid="0040e058" style:font-size-asian="12pt" style:font-weight-asian="normal" style:font-size-complex="12pt" style:font-weight-complex="normal"/>
    </style:style>
    <style:style style:name="P7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fo:font-weight="normal" officeooo:rsid="000957b8" officeooo:paragraph-rsid="000957b8" style:font-size-asian="12pt" style:font-weight-asian="normal" style:font-size-complex="12pt" style:font-weight-complex="normal"/>
    </style:style>
    <style:style style:name="P7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4acf" officeooo:paragraph-rsid="00094acf" style:font-size-asian="12pt" style:font-weight-asian="bold" style:font-size-complex="12pt" style:font-weight-complex="bold"/>
    </style:style>
    <style:style style:name="P7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4acf" officeooo:paragraph-rsid="000b06c3" style:font-size-asian="12pt" style:font-weight-asian="bold" style:font-size-complex="12pt" style:font-weight-complex="bold"/>
    </style:style>
    <style:style style:name="P7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0985f1" style:font-size-asian="12pt" style:font-weight-asian="bold" style:font-size-complex="12pt" style:font-weight-complex="bold"/>
    </style:style>
    <style:style style:name="P7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57b8" officeooo:paragraph-rsid="000b06c3" style:font-size-asian="12pt" style:font-weight-asian="bold" style:font-size-complex="12pt" style:font-weight-complex="bold"/>
    </style:style>
    <style:style style:name="P7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bold" officeooo:rsid="000985f1" officeooo:paragraph-rsid="000985f1" style:font-size-asian="12pt" style:font-weight-asian="bold" style:font-size-complex="12pt" style:font-weight-complex="bold"/>
    </style:style>
    <style:style style:name="P7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0985f1" style:font-size-asian="12pt" style:font-weight-asian="normal" style:font-size-complex="12pt" style:font-weight-complex="normal"/>
    </style:style>
    <style:style style:name="P7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0985f1" style:font-size-asian="12pt" style:font-weight-asian="normal" style:font-size-complex="12pt" style:font-weight-complex="normal"/>
    </style:style>
    <style:style style:name="P7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5fae5" officeooo:paragraph-rsid="000b06c3" style:font-size-asian="12pt" style:font-weight-asian="normal" style:font-size-complex="12pt" style:font-weight-complex="normal"/>
    </style:style>
    <style:style style:name="P7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0985f1" style:font-size-asian="12pt" style:font-weight-asian="normal" style:font-size-complex="12pt" style:font-weight-complex="normal"/>
    </style:style>
    <style:style style:name="P8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094acf" officeooo:paragraph-rsid="000b06c3" style:font-size-asian="12pt" style:font-weight-asian="normal" style:font-size-complex="12pt" style:font-weight-complex="normal"/>
    </style:style>
    <style:style style:name="P81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11de68" officeooo:paragraph-rsid="0011de68" style:font-size-asian="12pt" style:font-weight-asian="normal" style:font-size-complex="12pt" style:font-weight-complex="normal"/>
    </style:style>
    <style:style style:name="P8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0b06c3" style:font-size-asian="12pt" style:font-weight-asian="normal" style:font-size-complex="12pt" style:font-weight-complex="normal"/>
    </style:style>
    <style:style style:name="P8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paragraph-rsid="0011de68" style:font-size-asian="12pt" style:font-weight-asian="normal" style:font-size-complex="12pt" style:font-weight-complex="normal"/>
    </style:style>
    <style:style style:name="P8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ff" style:font-name="Liberation Sans" fo:font-size="12pt" style:text-underline-style="none" fo:font-weight="normal" officeooo:rsid="00427bea" officeooo:paragraph-rsid="00427bea" style:font-size-asian="12pt" style:font-weight-asian="normal" style:font-size-complex="12pt" style:font-weight-complex="normal"/>
    </style:style>
    <style:style style:name="P8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paragraph-rsid="0005fae5" style:font-size-asian="11pt" style:font-weight-asian="normal" style:font-size-complex="11pt" style:font-weight-complex="normal"/>
    </style:style>
    <style:style style:name="P86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rsid="0005fae5" officeooo:paragraph-rsid="00094acf" style:font-size-asian="11pt" style:font-weight-asian="normal" style:font-size-complex="11pt" style:font-weight-complex="normal"/>
    </style:style>
    <style:style style:name="P87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paragraph-rsid="000957b8" style:font-size-asian="11pt" style:font-weight-asian="normal" style:font-size-complex="11pt" style:font-weight-complex="normal"/>
    </style:style>
    <style:style style:name="P88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rsid="00094acf" officeooo:paragraph-rsid="00094acf" style:font-size-asian="9.60000038146973pt" style:font-weight-asian="normal" style:font-size-complex="11pt" style:font-weight-complex="normal"/>
    </style:style>
    <style:style style:name="P89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officeooo:rsid="00094acf" officeooo:paragraph-rsid="000957b8" style:font-size-asian="9.60000038146973pt" style:font-weight-asian="normal" style:font-size-complex="11pt" style:font-weight-complex="normal"/>
    </style:style>
    <style:style style:name="P90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1pt" fo:font-weight="normal" officeooo:rsid="000490ad" officeooo:paragraph-rsid="000957b8" style:font-size-asian="9.60000038146973pt" style:font-weight-asian="normal" style:font-size-complex="11pt" style:font-weight-complex="normal"/>
    </style:style>
    <style:style style:name="P91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094acf" style:font-size-asian="14pt" style:font-weight-asian="bold" style:font-size-complex="14pt" style:font-weight-complex="bold"/>
    </style:style>
    <style:style style:name="P92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0957b8" style:font-size-asian="14pt" style:font-weight-asian="bold" style:font-size-complex="14pt" style:font-weight-complex="bold"/>
    </style:style>
    <style:style style:name="P93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0985f1" style:font-size-asian="14pt" style:font-weight-asian="bold" style:font-size-complex="14pt" style:font-weight-complex="bold"/>
    </style:style>
    <style:style style:name="P94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94acf" officeooo:paragraph-rsid="000b06c3" style:font-size-asian="14pt" style:font-weight-asian="bold" style:font-size-complex="14pt" style:font-weight-complex="bold"/>
    </style:style>
    <style:style style:name="P95" style:family="paragraph" style:parent-style-name="Method_20_Listing_20_Title">
      <style:paragraph-properties fo:margin-left="0in" fo:margin-right="0in" fo:text-indent="0in" style:auto-text-indent="false"/>
      <style:text-properties fo:color="#0000ff" style:font-name="Liberation Sans" fo:font-size="14pt" style:text-underline-style="solid" style:text-underline-width="auto" style:text-underline-color="font-color" fo:font-weight="bold" officeooo:rsid="0005fae5" officeooo:paragraph-rsid="000b06c3" style:font-size-asian="14pt" style:font-weight-asian="bold" style:font-size-complex="14pt" style:font-weight-complex="bold"/>
    </style:style>
    <style:style style:name="P96" style:family="paragraph" style:parent-style-name="Method_20_Listing_20_Title">
      <style:paragraph-properties fo:break-before="page"/>
      <style:text-properties fo:color="#0000ff" style:font-name="Liberation Sans" fo:font-size="16pt" officeooo:paragraph-rsid="000b06c3" style:font-size-asian="16pt" style:font-size-complex="16pt"/>
    </style:style>
    <style:style style:name="P97" style:family="paragraph" style:parent-style-name="Class_20_Title"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98" style:family="paragraph" style:parent-style-name="Class_20_Description">
      <style:text-properties style:font-name="Liberation Sans" officeooo:rsid="000b6d23" officeooo:paragraph-rsid="000b6d23"/>
    </style:style>
    <style:style style:name="P99" style:family="paragraph" style:parent-style-name="Class_20_Description">
      <style:text-properties style:font-name="Liberation Sans" fo:font-size="16pt" style:text-underline-style="solid" style:text-underline-width="auto" style:text-underline-color="font-color" fo:font-weight="bold" officeooo:rsid="000b6d23" officeooo:paragraph-rsid="000b6d23" style:font-size-asian="16pt" style:font-weight-asian="bold" style:font-size-complex="16pt" style:font-weight-complex="bold"/>
    </style:style>
    <style:style style:name="P100" style:family="paragraph" style:parent-style-name="Class_20_Description">
      <style:text-properties style:font-name="Liberation Sans" fo:font-size="16pt" style:text-underline-style="solid" style:text-underline-width="auto" style:text-underline-color="font-color" fo:font-weight="bold" officeooo:rsid="0003bddd" officeooo:paragraph-rsid="0003bddd" style:font-size-asian="16pt" style:font-weight-asian="bold" style:font-size-complex="16pt" style:font-weight-complex="bold"/>
    </style:style>
    <style:style style:name="P101" style:family="paragraph" style:parent-style-name="Class_20_Description">
      <style:text-properties style:font-name="Liberation Sans" officeooo:rsid="003971d7" officeooo:paragraph-rsid="003971d7"/>
    </style:style>
    <style:style style:name="P102" style:family="paragraph" style:parent-style-name="Class_20_Description">
      <style:text-properties style:font-name="Liberation Sans" officeooo:rsid="000c5972" officeooo:paragraph-rsid="000c5972"/>
    </style:style>
    <style:style style:name="P103" style:family="paragraph" style:parent-style-name="Class_20_Description">
      <style:text-properties style:font-name="Liberation Sans" officeooo:rsid="000c5972" officeooo:paragraph-rsid="003971d7"/>
    </style:style>
    <style:style style:name="P104" style:family="paragraph" style:parent-style-name="Class_20_Description">
      <style:text-properties style:font-name="Liberation Sans" officeooo:rsid="000c5972" officeooo:paragraph-rsid="003a689a"/>
    </style:style>
    <style:style style:name="P105" style:family="paragraph" style:parent-style-name="Class_20_Description">
      <style:text-properties style:font-name="Liberation Sans" officeooo:rsid="0003bddd" officeooo:paragraph-rsid="0003bddd"/>
    </style:style>
    <style:style style:name="P106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fo:font-style="italic" fo:font-weight="bold" officeooo:paragraph-rsid="000c5972" style:font-size-asian="12pt" style:font-style-asian="italic" style:font-weight-asian="bold" style:font-size-complex="12pt" style:font-style-complex="italic" style:font-weight-complex="bold"/>
    </style:style>
    <style:style style:name="P107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fo:font-weight="normal" officeooo:rsid="001a6c6d" officeooo:paragraph-rsid="001a6c6d" style:font-size-asian="12pt" style:font-weight-asian="normal" style:font-size-complex="12pt" style:font-weight-complex="normal"/>
    </style:style>
    <style:style style:name="P108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fo:font-weight="normal" officeooo:paragraph-rsid="000c5972" style:font-size-asian="12pt" style:font-weight-asian="normal" style:font-size-complex="12pt" style:font-weight-complex="normal"/>
    </style:style>
    <style:style style:name="P109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style:font-size-asian="12pt" style:font-size-complex="12pt"/>
    </style:style>
    <style:style style:name="P110" style:family="paragraph" style:parent-style-name="Coding_20_Body">
      <style:paragraph-properties fo:margin-left="0.5in" fo:margin-right="0in" fo:line-height="100%" fo:text-indent="0in" style:auto-text-indent="false" style:shadow="none"/>
      <style:text-properties style:font-name="Liberation Sans" fo:font-size="12pt" officeooo:paragraph-rsid="000c5972" style:font-size-asian="12pt" style:font-size-complex="12pt"/>
    </style:style>
    <style:style style:name="P111" style:family="paragraph" style:parent-style-name="Coding_20_Body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9c5c1" officeooo:paragraph-rsid="0019c5c1" style:font-size-asian="12pt" style:font-weight-asian="normal" style:font-size-complex="12pt" style:font-weight-complex="normal"/>
    </style:style>
    <style:style style:name="P112" style:family="paragraph" style:parent-style-name="Coding_20_Body">
      <style:paragraph-properties fo:margin-left="0.5in" fo:margin-right="0in" fo:line-height="100%" fo:text-indent="0in" style:auto-text-indent="false" style:shadow="none"/>
      <style:text-properties fo:color="#3333ff" style:font-name="Liberation Sans" fo:font-size="12pt" fo:font-weight="normal" officeooo:rsid="001c0212" officeooo:paragraph-rsid="003c3d4e" style:font-size-asian="12pt" style:font-weight-asian="normal" style:font-size-complex="12pt" style:font-weight-complex="normal"/>
    </style:style>
    <style:style style:name="P113" style:family="paragraph" style:parent-style-name="Coding_20_Body">
      <style:paragraph-properties fo:margin-left="0in" fo:margin-right="0in" fo:line-height="100%" fo:text-indent="0in" style:auto-text-indent="false"/>
      <style:text-properties style:font-name="Liberation Sans" fo:font-size="12pt" fo:font-weight="normal" officeooo:rsid="001a6c6d" officeooo:paragraph-rsid="003deb55" style:font-size-asian="12pt" style:font-weight-asian="normal" style:font-size-complex="12pt" style:font-weight-complex="normal"/>
    </style:style>
    <style:style style:name="P114" style:family="paragraph" style:parent-style-name="Coding_20_Body">
      <style:paragraph-properties fo:margin-left="0in" fo:margin-right="0in" fo:line-height="100%" fo:text-indent="0in" style:auto-text-indent="false"/>
      <style:text-properties style:font-name="Liberation Sans" fo:font-size="12pt" fo:font-weight="normal" officeooo:rsid="001a6c6d" officeooo:paragraph-rsid="0040e058" style:font-size-asian="12pt" style:font-weight-asian="normal" style:font-size-complex="12pt" style:font-weight-complex="normal"/>
    </style:style>
    <style:style style:name="P115" style:family="paragraph" style:parent-style-name="Coding_20_Body">
      <style:paragraph-properties fo:margin-left="0in" fo:margin-right="0in" fo:line-height="100%" fo:text-indent="0in" style:auto-text-indent="false"/>
      <style:text-properties fo:color="#0000ff" style:font-name="Liberation Sans" fo:font-size="12pt" fo:font-style="normal" fo:font-weight="bold" officeooo:rsid="0019c5c1" officeooo:paragraph-rsid="003deb55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Coding_20_Body">
      <style:paragraph-properties fo:line-height="100%" style:shadow="none"/>
      <style:text-properties style:font-name="Liberation Sans" fo:font-size="12pt" style:font-size-asian="12pt" style:font-size-complex="12pt"/>
    </style:style>
    <style:style style:name="P117" style:family="paragraph" style:parent-style-name="Coding_20_Body">
      <style:paragraph-properties fo:line-height="100%" style:shadow="none"/>
      <style:text-properties style:font-name="Liberation Sans" fo:font-size="12pt" fo:font-weight="bold" officeooo:rsid="0030690f" officeooo:paragraph-rsid="0030690f" style:font-size-asian="12pt" style:font-weight-asian="bold" style:font-size-complex="12pt" style:font-weight-complex="bold"/>
    </style:style>
    <style:style style:name="T1" style:family="text">
      <style:text-properties officeooo:rsid="002d0369"/>
    </style:style>
    <style:style style:name="T2" style:family="text">
      <style:text-properties officeooo:rsid="000490a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f9f6" style:font-weight-asian="normal" style:font-weight-complex="normal"/>
    </style:style>
    <style:style style:name="T5" style:family="text">
      <style:text-properties fo:font-weight="normal" officeooo:rsid="0036c7a2" style:font-weight-asian="normal" style:font-weight-complex="normal"/>
    </style:style>
    <style:style style:name="T6" style:family="text">
      <style:text-properties fo:font-weight="normal" officeooo:rsid="000957b8" style:font-weight-asian="normal" style:font-weight-complex="normal"/>
    </style:style>
    <style:style style:name="T7" style:family="text">
      <style:text-properties fo:font-weight="normal" officeooo:rsid="001c0212" style:font-weight-asian="normal" style:font-weight-complex="normal"/>
    </style:style>
    <style:style style:name="T8" style:family="text">
      <style:text-properties fo:font-weight="normal" officeooo:rsid="003e2b00" style:font-weight-asian="normal" style:font-weight-complex="normal"/>
    </style:style>
    <style:style style:name="T9" style:family="text">
      <style:text-properties fo:font-weight="normal" officeooo:rsid="003f07d5" style:font-weight-asian="normal" style:font-weight-complex="normal"/>
    </style:style>
    <style:style style:name="T10" style:family="text">
      <style:text-properties fo:font-weight="normal" officeooo:rsid="003fa374" style:font-weight-asian="normal" style:font-weight-complex="normal"/>
    </style:style>
    <style:style style:name="T11" style:family="text">
      <style:text-properties fo:font-weight="normal" officeooo:rsid="00427bea" style:font-weight-asian="normal" style:font-weight-complex="normal"/>
    </style:style>
    <style:style style:name="T12" style:family="text">
      <style:text-properties officeooo:rsid="0005fae5"/>
    </style:style>
    <style:style style:name="T13" style:family="text">
      <style:text-properties officeooo:rsid="000957b8"/>
    </style:style>
    <style:style style:name="T14" style:family="text">
      <style:text-properties officeooo:rsid="000985f1"/>
    </style:style>
    <style:style style:name="T15" style:family="text">
      <style:text-properties officeooo:rsid="000b06c3"/>
    </style:style>
    <style:style style:name="T16" style:family="text">
      <style:text-properties officeooo:rsid="000b6d23"/>
    </style:style>
    <style:style style:name="T17" style:family="text">
      <style:text-properties officeooo:rsid="000c5972"/>
    </style:style>
    <style:style style:name="T18" style:family="text">
      <style:text-properties fo:color="#3333ff"/>
    </style:style>
    <style:style style:name="T19" style:family="text">
      <style:text-properties fo:color="#3333ff" officeooo:rsid="000c5972"/>
    </style:style>
    <style:style style:name="T20" style:family="text">
      <style:text-properties fo:color="#3333ff" fo:font-weight="normal" officeooo:rsid="0005cbac" style:font-weight-asian="normal" style:font-weight-complex="normal"/>
    </style:style>
    <style:style style:name="T21" style:family="text">
      <style:text-properties fo:color="#3333ff" fo:font-weight="normal" officeooo:rsid="0005fae5" style:font-weight-asian="normal" style:font-weight-complex="normal"/>
    </style:style>
    <style:style style:name="T22" style:family="text">
      <style:text-properties fo:color="#3333ff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3333ff" fo:font-style="italic" fo:font-weight="bold" officeooo:rsid="0005fae5" style:font-style-asian="italic" style:font-weight-asian="bold" style:font-style-complex="italic" style:font-weight-complex="bold"/>
    </style:style>
    <style:style style:name="T24" style:family="text">
      <style:text-properties fo:color="#3333ff" fo:font-style="italic" fo:font-weight="bold" officeooo:rsid="000c5972" style:font-style-asian="italic" style:font-weight-asian="bold" style:font-style-complex="italic" style:font-weight-complex="bold"/>
    </style:style>
    <style:style style:name="T25" style:family="text">
      <style:text-properties fo:color="#3333ff" officeooo:rsid="001c3a2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e3391" style:font-weight-asian="bold" style:font-weight-complex="bold"/>
    </style:style>
    <style:style style:name="T28" style:family="text">
      <style:text-properties officeooo:rsid="001c3a26"/>
    </style:style>
    <style:style style:name="T29" style:family="text">
      <style:text-properties officeooo:rsid="001d315c"/>
    </style:style>
    <style:style style:name="T30" style:family="text">
      <style:text-properties officeooo:rsid="001e6edd"/>
    </style:style>
    <style:style style:name="T31" style:family="text">
      <style:text-properties officeooo:rsid="001f9c18"/>
    </style:style>
    <style:style style:name="T32" style:family="text">
      <style:text-properties officeooo:rsid="002113a6"/>
    </style:style>
    <style:style style:name="T33" style:family="text">
      <style:text-properties officeooo:rsid="0021c708"/>
    </style:style>
    <style:style style:name="T34" style:family="text">
      <style:text-properties officeooo:rsid="00232be5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0c5972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232be5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3971d7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427bea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41" style:family="text">
      <style:text-properties fo:font-style="italic" officeooo:rsid="00427bea" style:font-style-asian="italic" style:font-style-complex="italic"/>
    </style:style>
    <style:style style:name="T42" style:family="text">
      <style:text-properties fo:font-style="italic" fo:font-weight="normal" officeooo:rsid="003e2b00" style:font-style-asian="italic" style:font-weight-asian="normal" style:font-style-complex="italic" style:font-weight-complex="normal"/>
    </style:style>
    <style:style style:name="T43" style:family="text">
      <style:text-properties officeooo:rsid="0024e5b7"/>
    </style:style>
    <style:style style:name="T44" style:family="text">
      <style:text-properties fo:font-style="normal" officeooo:rsid="0024e5b7" style:font-style-asian="normal" style:font-style-complex="normal"/>
    </style:style>
    <style:style style:name="T45" style:family="text">
      <style:text-properties fo:font-style="normal" officeooo:rsid="001f9c18" style:font-style-asian="normal" style:font-style-complex="normal"/>
    </style:style>
    <style:style style:name="T46" style:family="text">
      <style:text-properties fo:font-style="normal" officeooo:rsid="003e2b00" style:font-style-asian="normal" style:font-style-complex="normal"/>
    </style:style>
    <style:style style:name="T47" style:family="text">
      <style:text-properties officeooo:rsid="0026146b"/>
    </style:style>
    <style:style style:name="T48" style:family="text">
      <style:text-properties officeooo:rsid="00281270"/>
    </style:style>
    <style:style style:name="T49" style:family="text">
      <style:text-properties officeooo:rsid="0029327f"/>
    </style:style>
    <style:style style:name="T50" style:family="text">
      <style:text-properties officeooo:rsid="002b18a3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color="#0000ff" style:font-name="Liberation Sans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0000ff" style:font-name="Liberation Sans" fo:font-size="12pt" style:font-size-asian="12pt" style:font-size-complex="12pt"/>
    </style:style>
    <style:style style:name="T54" style:family="text">
      <style:text-properties fo:color="#0000ff" style:font-name="Liberation Sans" fo:font-size="12pt" fo:background-color="#ffffff" loext:char-shading-value="0" style:font-size-asian="12pt" style:font-size-complex="12pt"/>
    </style:style>
    <style:style style:name="T55" style:family="text">
      <style:text-properties fo:color="#0000ff" style:font-name="Liberation Sans" fo:font-size="12pt" fo:font-style="normal" fo:font-weight="normal" officeooo:rsid="003e2b0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ff" fo:font-weight="bold" style:font-weight-asian="bold" style:font-weight-complex="bold"/>
    </style:style>
    <style:style style:name="T57" style:family="text">
      <style:text-properties fo:color="#0000ff" fo:font-weight="bold" officeooo:rsid="003c3d4e" style:font-weight-asian="bold" style:font-weight-complex="bold"/>
    </style:style>
    <style:style style:name="T58" style:family="text">
      <style:text-properties fo:color="#0000ff" fo:font-style="normal" officeooo:rsid="001c0212" style:font-style-asian="normal" style:font-style-complex="normal"/>
    </style:style>
    <style:style style:name="T59" style:family="text">
      <style:text-properties fo:color="#0000ff" fo:font-style="normal" officeooo:rsid="003e2b00" style:font-style-asian="normal" style:font-style-complex="normal"/>
    </style:style>
    <style:style style:name="T60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0000ff" fo:font-style="normal" fo:font-weight="bold" officeooo:rsid="00341012" style:font-style-asian="normal" style:font-weight-asian="bold" style:font-style-complex="normal" style:font-weight-complex="bold"/>
    </style:style>
    <style:style style:name="T62" style:family="text">
      <style:text-properties fo:color="#0000ff" fo:font-size="12pt" officeooo:rsid="003e2b00" style:font-size-asian="12pt" style:font-size-complex="12pt"/>
    </style:style>
    <style:style style:name="T63" style:family="text">
      <style:text-properties fo:color="#0000ff" style:font-name="Liberation Serif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0000ff" style:font-name="Liberation Serif" fo:font-style="normal" fo:font-weight="bold" officeooo:rsid="00341012" style:font-style-asian="normal" style:font-weight-asian="bold" style:font-style-complex="normal" style:font-weight-complex="bold"/>
    </style:style>
    <style:style style:name="T65" style:family="text">
      <style:text-properties fo:color="#0000ff" style:font-name="Liberation Sans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0000ff" style:font-name="Liberation Sans" fo:font-style="normal" fo:font-weight="bold" officeooo:rsid="00341012" style:font-style-asian="normal" style:font-weight-asian="bold" style:font-style-complex="normal" style:font-weight-complex="bold"/>
    </style:style>
    <style:style style:name="T67" style:family="text">
      <style:text-properties fo:background-color="#ffffff" loext:char-shading-value="0"/>
    </style:style>
    <style:style style:name="T68" style:family="text">
      <style:text-properties officeooo:rsid="0036c7a2" fo:background-color="#ffffff" loext:char-shading-value="0"/>
    </style:style>
    <style:style style:name="T69" style:family="text">
      <style:text-properties officeooo:rsid="0021c708" fo:background-color="#ffffff" loext:char-shading-value="0"/>
    </style:style>
    <style:style style:name="T70" style:family="text">
      <style:text-properties officeooo:rsid="00341012"/>
    </style:style>
    <style:style style:name="T71" style:family="text">
      <style:text-properties officeooo:rsid="00341480"/>
    </style:style>
    <style:style style:name="T72" style:family="text">
      <style:text-properties officeooo:rsid="0036c7a2"/>
    </style:style>
    <style:style style:name="T73" style:family="text">
      <style:text-properties officeooo:rsid="0005cbac"/>
    </style:style>
    <style:style style:name="T74" style:family="text">
      <style:text-properties officeooo:rsid="003971d7"/>
    </style:style>
    <style:style style:name="T75" style:family="text">
      <style:text-properties officeooo:rsid="003a689a"/>
    </style:style>
    <style:style style:name="T76" style:family="text">
      <style:text-properties officeooo:rsid="0040e058"/>
    </style:style>
    <style:style style:name="T77" style:family="text">
      <style:text-properties officeooo:rsid="00427b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7" text:outline-level="1"><text:span text:style-name="T16">The LLRBTree\bTree</text:span> <text:span text:style-name="T17">Class</text:span></text:h>
      <text:p text:style-name="P24"/>
      <text:p text:style-name="P28"/>
      <text:p text:style-name="P100">Introduction</text:p>
      <text:p text:style-name="P105"/>
      <text:p text:style-name="P104">The <text:span text:style-name="Class_20_Variables"><text:span text:style-name="T51">bTree</text:span></text:span> class is a<text:span text:style-name="T74">n abstract</text:span> base class <text:span text:style-name="T75">which provides abstract method templates which must be implemented in a class extension</text:span>. <text:s text:c="2"/><text:span text:style-name="T74">Unlike a pure abstract class, the </text:span><text:span text:style-name="T38">bTree</text:span><text:span text:style-name="T74"> class </text:span>contain<text:span text:style-name="T75">s</text:span> both abstract class templates and implemented, dummy methods which return false or negative results.</text:p>
      <text:p text:style-name="P103"/>
      <text:p text:style-name="P103"><text:span text:style-name="T74">The </text:span><text:span text:style-name="T38">bTree</text:span><text:span text:style-name="T74"> class implements the </text:span><text:span text:style-name="T38">ArrayAccess</text:span><text:span text:style-name="T74">, </text:span><text:span text:style-name="T38">Countable</text:span><text:span text:style-name="T74"> and </text:span><text:span text:style-name="T38">Iterator</text:span><text:span text:style-name="T74"> interfaces using </text:span>dummy methods which return false or negative results<text:span text:style-name="T74">, which requires the actual methods to be implemented in the child class.</text:span></text:p>
      <text:p text:style-name="P102"/>
      <text:p text:style-name="P101">has a constructor and destructor, in order to create an empty tree, and to destroy it.</text:p>
      <text:p text:style-name="P101"/>
      <text:p text:style-name="P99">Class Synopsis</text:p>
      <text:p text:style-name="P98"/>
      <text:p text:style-name="P117">bTree</text:p>
      <text:p text:style-name="P116">{</text:p>
      <text:p text:style-name="P116"><text:tab/><text:span text:style-name="T56">/* </text:span><text:span text:style-name="T57">Abstract Methods */</text:span></text:p>
      <text:p text:style-name="P112"/>
      <text:p text:style-name="P5"><text:span text:style-name="T69">LLRBNode </text:span><text:span text:style-name="T40">currentNode</text:span><text:span text:style-name="T67">()</text:span></text:p>
      <text:p text:style-name="P12"><text:span text:style-name="T35">delete</text:span>(<text:span text:style-name="T34">string </text:span><text:span text:style-name="T35">$key</text:span>)</text:p>
      <text:p text:style-name="P12"><text:span text:style-name="T35">deleteMin</text:span>()</text:p>
      <text:p text:style-name="P12"><text:span text:style-name="T47">LLRBNode </text:span><text:span text:style-name="T35">deleteMinNode</text:span>(<text:span text:style-name="T47">LLRBNode </text:span><text:span text:style-name="T35">$node</text:span>)</text:p>
      <text:p text:style-name="P12"><text:span text:style-name="T48">LLRBNode </text:span><text:span text:style-name="T35">deleteNode</text:span>(<text:span text:style-name="T48">LLRBNode </text:span><text:span text:style-name="T35">$node</text:span>, <text:span text:style-name="T48">LLRBNode </text:span><text:span text:style-name="T35">$keyNode</text:span>)</text:p>
      <text:p text:style-name="P8"><text:span text:style-name="T45">LLRBNode</text:span><text:span text:style-name="T31"> </text:span><text:span text:style-name="T35">firstNode</text:span>()</text:p>
      <text:p text:style-name="P14"><text:span text:style-name="T34">LLRBNode </text:span><text:span text:style-name="T35">fixUp</text:span>(<text:span text:style-name="T34">LLRBNode </text:span><text:span text:style-name="T35">$node</text:span>, <text:span text:style-name="T34">LLRBNode </text:span><text:span text:style-name="T35">$deleting</text:span>=false)</text:p>
      <text:p text:style-name="P12"><text:span text:style-name="T43">LLRBNode </text:span><text:span text:style-name="T35">flipColors</text:span>(<text:span text:style-name="T43">LLRBNode </text:span><text:span text:style-name="T35">$node</text:span>)</text:p>
      <text:p text:style-name="P12"><text:span text:style-name="T34">boolean </text:span><text:span text:style-name="T35">isRed</text:span>(<text:span text:style-name="T34">LLRBNode </text:span><text:span text:style-name="T35">$node</text:span>)</text:p>
      <text:p text:style-name="P13"><text:span text:style-name="T29">LLRBNode </text:span><text:span text:style-name="T35">insert</text:span>(<text:span text:style-name="T28">string </text:span><text:span text:style-name="T35">$key</text:span>, <text:span text:style-name="T28">mixed </text:span><text:span text:style-name="T35">$data</text:span>=null)</text:p>
      <text:p text:style-name="P14"><text:span text:style-name="T50">LLRBNode </text:span><text:span text:style-name="T35">insertNode</text:span>(<text:span text:style-name="T29">LLRBNode </text:span><text:span text:style-name="T35">$node</text:span>, <text:span text:style-name="T29">LLRBNode </text:span><text:span text:style-name="T35">$keyNode</text:span>)</text:p>
      <text:p text:style-name="P12"><text:span text:style-name="T43">LLRBNode </text:span><text:span text:style-name="T35">leaf</text:span>(<text:span text:style-name="T43">LLRBNode </text:span><text:span text:style-name="T35">$node</text:span>)</text:p>
      <text:p text:style-name="P12"><text:span text:style-name="T48">LLRBNode </text:span><text:span text:style-name="T35">moveRedLeft</text:span>(<text:span text:style-name="T48">LLRBNode </text:span><text:span text:style-name="T35">$node</text:span>)</text:p>
      <text:p text:style-name="P12"><text:span text:style-name="T48">LLRBNode </text:span><text:span text:style-name="T35">moveRedRight</text:span>(<text:span text:style-name="T48">LLRBNode </text:span><text:span text:style-name="T35">$node</text:span>)</text:p>
      <text:p text:style-name="P8"><text:span text:style-name="T32">LLRBNode </text:span><text:span text:style-name="T35">nextNode</text:span>()</text:p>
      <text:p text:style-name="P8"><text:span text:style-name="T30">integer </text:span><text:span text:style-name="T35">nodes</text:span>()</text:p>
      <text:p text:style-name="P12"><text:span text:style-name="T34">LLRBNode </text:span><text:span text:style-name="T35">rotateLeft</text:span>(<text:span text:style-name="T34">LLRBNode </text:span><text:span text:style-name="T35">$node</text:span>)</text:p>
      <text:p text:style-name="P12"><text:span text:style-name="T34">LLRBNode </text:span><text:span text:style-name="T35">rotateRight</text:span>(<text:span text:style-name="T34">LLRBNode </text:span><text:span text:style-name="T35">$node</text:span>)</text:p>
      <text:p text:style-name="P8"><text:span text:style-name="T29">integer </text:span><text:span text:style-name="T35">root</text:span>()</text:p>
      <text:p text:style-name="P13"><text:span text:style-name="T29">LLRBNode </text:span><text:span text:style-name="T35">search</text:span>(<text:span text:style-name="T28">string </text:span><text:span text:style-name="T35">$key</text:span>, <text:span text:style-name="T28">mixed </text:span><text:span text:style-name="T35">$data</text:span>=null, <text:span text:style-name="T28">boolean </text:span><text:span text:style-name="T35">$okayToAdd</text:span>=false)</text:p>
      <text:p text:style-name="P11"><text:span text:style-name="T44">boolean </text:span><text:span text:style-name="T35">showDetail</text:span>(<text:span text:style-name="T43">boolean </text:span><text:span text:style-name="T26">$detail</text:span>=null)</text:p>
      <text:p text:style-name="P11"><text:span text:style-name="T43">boolean </text:span><text:span text:style-name="T35">showRoot</text:span>(<text:span text:style-name="T43">boolean </text:span><text:span text:style-name="T35">$root</text:span>=null)</text:p>
      <text:p text:style-name="P8"><text:span text:style-name="T34">LLRBNode </text:span><text:span text:style-name="T37">traverseBranch</text:span><text:span text:style-name="T34">(LLRBNode </text:span><text:span text:style-name="T37">$node</text:span><text:span text:style-name="T34">)</text:span></text:p>
      <text:p text:style-name="P12"><text:span text:style-name="T43">LLRBNode </text:span><text:span text:style-name="T35">treeTop</text:span><text:span text:style-name="T43">()</text:span></text:p>
      <text:p text:style-name="P116"><text:soft-page-break/></text:p>
      <text:p text:style-name="P109"><text:span text:style-name="T26">/* </text:span><text:span text:style-name="T27">Methods */</text:span></text:p>
      <text:p text:style-name="P106"/>
      <text:p text:style-name="P110"><text:span text:style-name="T35">__</text:span><text:span text:style-name="T36">construct </text:span><text:span text:style-name="T20">(</text:span><text:span text:style-name="T21">)</text:span></text:p>
      <text:p text:style-name="P108"><text:span text:style-name="T23">__</text:span><text:span text:style-name="T24">destruct </text:span><text:span text:style-name="T19">()</text:span></text:p>
      <text:p text:style-name="P107"><text:span text:style-name="T25">integer </text:span><text:span text:style-name="T22">count</text:span><text:span text:style-name="T18">()</text:span></text:p>
      <text:p text:style-name="P111"><text:span text:style-name="T33">mixed </text:span><text:span text:style-name="T35">current</text:span>()</text:p>
      <text:p text:style-name="P7"><text:span text:style-name="T33">LLRBNode </text:span><text:span text:style-name="T35">key</text:span>()</text:p>
      <text:p text:style-name="P7"><text:span text:style-name="T33">LLRBNode </text:span><text:span text:style-name="T35">next</text:span>()</text:p>
      <text:p text:style-name="P10"><text:span text:style-name="T49">boolean </text:span><text:span text:style-name="T35">offsetExists</text:span>(<text:span text:style-name="T49">mixed </text:span><text:span text:style-name="T35">$offset</text:span>)</text:p>
      <text:p text:style-name="P10"><text:span text:style-name="T49">mixed </text:span><text:span text:style-name="T35">offsetGet</text:span>(<text:span text:style-name="T49">mixed </text:span><text:span text:style-name="T35">$offset</text:span>)</text:p>
      <text:p text:style-name="P10"><text:span text:style-name="T35">offsetSet</text:span>(<text:span text:style-name="T49">mixed </text:span>$offset, <text:span text:style-name="T49">mixed </text:span>$value)</text:p>
      <text:p text:style-name="P10"><text:span text:style-name="T35">offsetUnset</text:span>(<text:span text:style-name="T50">mixed </text:span>$offset)</text:p>
      <text:p text:style-name="P9"><text:span text:style-name="T35">rewind</text:span>()</text:p>
      <text:p text:style-name="P6"><text:span text:style-name="T33">boolean </text:span><text:span text:style-name="T35">valid</text:span>()</text:p>
      <text:p text:style-name="P116">}</text:p>
      <text:p text:style-name="P54"/>
      <text:p text:style-name="P27">Table of Contents</text:p>
      <text:p text:style-name="P26"/>
      <text:h text:style-name="P64" text:outline-level="4"><text:a xlink:type="simple" xlink:href="#__construct" text:style-name="Internet_20_link" text:visited-style-name="Visited_20_Internet_20_Link"><text:span text:style-name="T52">bTree::__construct</text:span></text:a><text:span text:style-name="T53"> – </text:span><text:span text:style-name="T54">Create a class instance and initialize an empty tree.</text:span></text:h>
      <text:h text:style-name="P65" text:outline-level="4"><text:a xlink:type="simple" xlink:href="#__destruct" text:style-name="Internet_20_link" text:visited-style-name="Visited_20_Internet_20_Link"><text:span text:style-name="T52">bTree::__destruct</text:span></text:a><text:a xlink:type="simple" xlink:href="#__destruct" text:style-name="Internet_20_link" text:visited-style-name="Visited_20_Internet_20_Link"> </text:a><text:span text:style-name="T53">– </text:span><text:span text:style-name="T62">C</text:span><text:span text:style-name="T53">lass destructor.</text:span></text:h>
      <text:p text:style-name="P113"><text:span text:style-name="T61"/></text:p>
      <text:p text:style-name="P113"><text:a xlink:type="simple" xlink:href="#count" text:style-name="Internet_20_link" text:visited-style-name="Visited_20_Internet_20_Link"><text:span text:style-name="T66">bTree::</text:span></text:a><text:a xlink:type="simple" xlink:href="#count" text:style-name="Internet_20_link" text:visited-style-name="Visited_20_Internet_20_Link"><text:span text:style-name="T65">count</text:span></text:a><text:span text:style-name="T58"> – </text:span><text:span text:style-name="T59">Returns the number of unique nodes in the tree.</text:span></text:p>
      <text:p text:style-name="P115"><text:span text:style-name="T70">bTree::</text:span>current<text:span text:style-name="T7"> – </text:span><text:span text:style-name="T8">Returns the data from the current tree node.</text:span></text:p>
      <text:p text:style-name="P19"><text:span text:style-name="T70">bTree::</text:span>currentNode<text:span text:style-name="T7"> – </text:span><text:span text:style-name="T8">Returns the current tree node.</text:span></text:p>
      <text:p text:style-name="P21"><text:span text:style-name="T70">bTree::</text:span>delete<text:span text:style-name="T7"> – </text:span><text:span text:style-name="T8">Delete a node in the tree.</text:span></text:p>
      <text:p text:style-name="P21"><text:span text:style-name="T70">bTree::</text:span>deleteMin<text:span text:style-name="T7"> – </text:span><text:span text:style-name="T8">Delete the smallest item in the tree.</text:span></text:p>
      <text:p text:style-name="P19"><text:span text:style-name="T70">bTree::</text:span>firstNode<text:span text:style-name="T7"> – </text:span><text:span text:style-name="T8">Returns the first node in the tree (in key order).</text:span></text:p>
      <text:p text:style-name="P15"><text:span text:style-name="T70">bTree::</text:span>insert<text:span text:style-name="T7"> – </text:span><text:span text:style-name="T8">Insert a key node into the tree.</text:span></text:p>
      <text:p text:style-name="P19"><text:span text:style-name="T70">bTree::</text:span>key<text:span text:style-name="T7"> – </text:span><text:span text:style-name="T8">Returns the current tree node key value.</text:span></text:p>
      <text:p text:style-name="P21"><text:span text:style-name="T70">bTree::</text:span>lea<text:span text:style-name="T71">f</text:span><text:span text:style-name="T7"> – </text:span><text:span text:style-name="T8">Return the left leaf in the supplied branch.</text:span></text:p>
      <text:p text:style-name="P19"><text:span text:style-name="T70">bTree::</text:span>next<text:span text:style-name="T7"> – </text:span><text:span text:style-name="T8">Moves the current pointer to the next node in </text:span><text:span text:style-name="T42">In-Order Traversal</text:span><text:span text:style-name="T8">.</text:span></text:p>
      <text:p text:style-name="P16"><text:span text:style-name="T70">bTree::</text:span>nextNode<text:span text:style-name="T7"> – </text:span><text:span text:style-name="T9">Return the next node in the tree in</text:span><text:span text:style-name="T8"> </text:span><text:span text:style-name="T42">In-Order Traversal</text:span><text:span text:style-name="T8">.</text:span></text:p>
      <text:p text:style-name="P19"><text:span text:style-name="T70">bTree::</text:span>nodes<text:span text:style-name="T7"> – </text:span><text:span text:style-name="T10">Return the number of unique nodes in the tree.</text:span></text:p>
      <text:p text:style-name="P23"><text:span text:style-name="T70">bTree::</text:span>offsetExists<text:span text:style-name="T3"> – </text:span><text:span text:style-name="T10">Returns true if the offset exists.</text:span></text:p>
      <text:p text:style-name="P23"><text:span text:style-name="T70">bTree::</text:span>offsetGet<text:span text:style-name="T3"> – </text:span><text:span text:style-name="T10">Returns the node data associated with the supplied offset.</text:span></text:p>
      <text:p text:style-name="P23"><text:span text:style-name="T70">bTree::</text:span>offsetSet<text:span text:style-name="T3"> – </text:span><text:span text:style-name="T10">Set the node data at the supplied offset.</text:span></text:p>
      <text:p text:style-name="P23"><text:span text:style-name="T70">bTree::</text:span>offsetUnset<text:span text:style-name="T3"> – </text:span><text:span text:style-name="T10">Unset the node data at the supplied offset.</text:span></text:p>
      <text:p text:style-name="P22"><text:span text:style-name="T70">bTree::</text:span>rewind<text:span text:style-name="T7"> – </text:span><text:span text:style-name="T10">Move the current node pointer to the first node in the tree.</text:span></text:p>
      <text:p text:style-name="P19"><text:span text:style-name="T70">bTree::</text:span>root<text:span text:style-name="T7"> – </text:span><text:span text:style-name="T10">Return the current tree root node.</text:span></text:p>
      <text:p text:style-name="P15"><text:span text:style-name="T70">bTree::</text:span>search<text:span text:style-name="T7"> – </text:span><text:span text:style-name="T10">Lookup a node in the tree.</text:span></text:p>
      <text:p text:style-name="P20"><text:span text:style-name="T70">bTree::</text:span>treeTop<text:span text:style-name="T3"> – </text:span><text:span text:style-name="T10">Return the minimum node in the tree.</text:span></text:p>
      <text:p text:style-name="P18"><text:span text:style-name="T70">bTree::</text:span>valid<text:span text:style-name="T3"> – </text:span><text:span text:style-name="T10">Returns the validity of the current node pointer.</text:span></text:p>
      <text:p text:style-name="P17"/>
      <text:h text:style-name="P29" text:outline-level="5"><text:bookmark-start text:name="__construct"/><text:span text:style-name="T73">bTree::</text:span>__construct<text:bookmark-end text:name="__construct"/></text:h>
      <text:p text:style-name="P24"/>
      <text:h text:style-name="P66" text:outline-level="4">bTree::__construct – <text:span text:style-name="T67">Create a class instance and initialize an empty tree.</text:span></text:h>
      <text:p text:style-name="P33"/>
      <text:p text:style-name="P47">Description</text:p>
      <text:p text:style-name="P49"/>
      <text:p text:style-name="P62">bTree::__construct (<text:span text:style-name="T12">)</text:span></text:p>
      <text:p text:style-name="P58"/>
      <text:h text:style-name="P66" text:outline-level="4"><text:span text:style-name="T67">Create</text:span><text:span text:style-name="T68">s</text:span><text:span text:style-name="T67"> a class instance and initialize an empty tree.</text:span></text:h>
      <text:h text:style-name="P85" text:outline-level="4"/>
      <text:h text:style-name="P91" text:outline-level="4">Return Values</text:h>
      <text:h text:style-name="P86" text:outline-level="4"/>
      <text:h text:style-name="P71" text:outline-level="4"><text:span text:style-name="T3">Returns an object instance of the </text:span><text:span text:style-name="T72">LLRBTree\</text:span>bTree<text:span text:style-name="T3"> class.</text:span></text:h>
      <text:h text:style-name="P88" text:outline-level="4"/>
      <text:h text:style-name="P91" text:outline-level="4">Examples</text:h>
      <text:h text:style-name="P88" text:outline-level="4"/>
      <text:p text:style-name="P32"><text:span text:style-name="T4">$</text:span><text:span text:style-name="T5">tree</text:span><text:span text:style-name="T4"> = </text:span><text:span text:style-name="T5">new LLRBTree\bTree()</text:span><text:span text:style-name="T4">;</text:span></text:p>
      <text:p text:style-name="P43"/>
      <text:p text:style-name="P51"/>
      <text:h text:style-name="P30" text:outline-level="5"><text:bookmark-start text:name="__destruct"/><text:span text:style-name="T13">bTree::</text:span>__<text:span text:style-name="T2">de</text:span>struct<text:bookmark-end text:name="__destruct"/></text:h>
      <text:h text:style-name="P90" text:outline-level="4"/>
      <text:h text:style-name="P67" text:outline-level="4">bTree::__<text:span text:style-name="T13">de</text:span>struct – <text:span text:style-name="T13">class destructor.</text:span></text:h>
      <text:p text:style-name="P50"/>
      <text:p text:style-name="P46">Description</text:p>
      <text:p text:style-name="P48"/>
      <text:p text:style-name="P61">bTree::__<text:span text:style-name="T13">de</text:span>struct (<text:span text:style-name="T12">)</text:span></text:p>
      <text:p text:style-name="P57"/>
      <text:h text:style-name="P70" text:outline-level="4">Calls the parent class destructor prior to exiting.</text:h>
      <text:h text:style-name="P87" text:outline-level="4"/>
      <text:h text:style-name="P92" text:outline-level="4">Examples</text:h>
      <text:h text:style-name="P89" text:outline-level="4"/>
      <text:p text:style-name="P31">unset($<text:span text:style-name="T72">tree</text:span>);</text:p>
      <text:h text:style-name="P63" text:outline-level="4"/>
      <text:h text:style-name="P29" text:outline-level="5"><text:bookmark-start text:name="count"/><text:span text:style-name="T15">bTree::count</text:span><text:bookmark-end text:name="count"/></text:h>
      <text:p text:style-name="P38"/>
      <text:h text:style-name="P69" text:outline-level="4">bTree::<text:span text:style-name="T76">count</text:span> – <text:span text:style-name="T77">(</text:span><text:span text:style-name="T39">Dummy method</text:span><text:span text:style-name="T77">) </text:span><text:span text:style-name="T46">Returns the number of unique nodes in the tree.</text:span></text:h>
      <text:p text:style-name="P42"/>
      <text:p text:style-name="P45">Description</text:p>
      <text:p text:style-name="P40"/>
      <text:p text:style-name="P60"><text:span text:style-name="T14">integer </text:span>bTree::<text:span text:style-name="T76">count</text:span>(<text:span text:style-name="T13">)</text:span></text:p>
      <text:p text:style-name="P56"/>
      <text:p text:style-name="P114"><text:span text:style-name="T55">Returns the number of unique nodes in the tree.</text:span></text:p>
      <text:h text:style-name="P76" text:outline-level="4"/>
      <text:h text:style-name="P93" text:outline-level="4">Return Value</text:h>
      <text:h text:style-name="P77" text:outline-level="4"/>
      <text:h text:style-name="P75" text:outline-level="4"><text:span text:style-name="T11">Returns </text:span><text:span text:style-name="T77">0</text:span><text:span text:style-name="T11">.</text:span></text:h>
      <text:h text:style-name="P79" text:outline-level="4"/>
      <text:h text:style-name="P93" text:outline-level="4">Examples</text:h>
      <text:h text:style-name="P79" text:outline-level="4"/>
      <text:h text:style-name="P81" text:outline-level="4">$<text:span text:style-name="T77">count</text:span> = $t<text:span text:style-name="T77">ree</text:span>-&gt;<text:span text:style-name="T77">count()</text:span>;</text:h>
      <text:h text:style-name="P81" text:outline-level="4"/>
      <text:h text:style-name="P84" text:outline-level="4">$count = count($tree);</text:h>
      <text:h text:style-name="P81" text:outline-level="4"/>
      <text:h text:style-name="P96" text:outline-level="4"><text:span text:style-name="T15">bTree::</text:span>__set</text:h>
      <text:p text:style-name="P25"/>
      <text:h text:style-name="P68" text:outline-level="4">bTree::__<text:span text:style-name="T13">se</text:span>t – set <text:span text:style-name="T13">a</text:span> class properties <text:span text:style-name="T13">value</text:span></text:h>
      <text:p text:style-name="P41"/>
      <text:p text:style-name="P44">Description</text:p>
      <text:p text:style-name="P39"/>
      <text:p text:style-name="P59">bTree::__<text:span text:style-name="T13">se</text:span>t (<text:span text:style-name="T13">string $name, mixed $value)</text:span></text:p>
      <text:p text:style-name="P55"/>
      <text:h text:style-name="P68" text:outline-level="4"><text:span text:style-name="T12">S</text:span>et<text:span text:style-name="T12">s</text:span> <text:span text:style-name="T13">the specified</text:span> class propert<text:span text:style-name="T13">y name to the provided value.</text:span></text:h>
      <text:h text:style-name="P82" text:outline-level="4"/>
      <text:h text:style-name="P95" text:outline-level="4">Parameters</text:h>
      <text:h text:style-name="P78" text:outline-level="4"/>
      <text:h text:style-name="P74" text:outline-level="4">name</text:h>
      <text:h text:style-name="P78" text:outline-level="4"/>
      <text:p text:style-name="P53">A string representing the name of the property to be set.</text:p>
      <text:p text:style-name="P36"/>
      <text:p text:style-name="P37">value</text:p>
      <text:p text:style-name="P35"/>
      <text:p text:style-name="P53">A value to set the named property to.</text:p>
      <text:p text:style-name="P52"/>
      <text:p text:style-name="P34"/>
      <text:h text:style-name="P94" text:outline-level="4">Return Values</text:h>
      <text:h text:style-name="P78" text:outline-level="4"/>
      <text:h text:style-name="P72" text:outline-level="4"><text:span text:style-name="T6">None</text:span><text:span text:style-name="T3">.</text:span></text:h>
      <text:h text:style-name="P80" text:outline-level="4"/>
      <text:h text:style-name="P94" text:outline-level="4">Examples</text:h>
      <text:h text:style-name="P80" text:outline-level="4"/>
      <text:h text:style-name="P81" text:outline-level="4">$tvdb→DbName = 'TVDB';</text:h>
      <text:h text:style-name="P81" text:outline-level="4"/>
      <text:h text:style-name="P83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line-height="150%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loext:graphic-properties draw:fill="none" draw:fill-color="#cfe7f5"/>
      <style:paragraph-properties style:page-number="auto" fo:background-color="transparent" fo:padding="0.0193in" fo:border="0.06pt solid #0000ff" style:shadow="none" text:number-lines="false" text:line-number="0">
        <style:tab-stops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Guide" style:display-name="User Guide" style:family="paragraph" style:parent-style-name="Class_20_Title" style:list-style-name="">
      <style:paragraph-properties fo:margin-left="0in" fo:margin-right="0in" fo:text-indent="0in" style:auto-text-indent="false"/>
      <style:text-properties fo:color="#0000ff" style:font-name="Liberation Sans" fo:font-family="'Liberation Sans'" style:font-family-generic="swiss" style:font-pitch="variable" fo:font-size="12pt" style:text-underline-style="none" fo:font-weight="normal" style:font-size-asian="12pt" style:font-weight-asian="normal" style:font-size-complex="12pt" style:font-weight-complex="normal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draw:fill="solid" draw:fill-color="#ff8080" draw:opacity="20%" fo:padding="0.0591in" fo:border="0.06pt solid #000000" style:shadow="none" draw:shadow-opacity="100%" style:editable="true" style:writing-mode="lr-tb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lass_20_Footer">
      <loext:graphic-properties draw:fill-image-width="0in" draw:fill-image-height="0in"/>
      <style:paragraph-properties fo:padding="0.0201in" fo:border-left="none" fo:border-right="none" fo:border-top="0.06pt solid #0000ff" fo:border-bottom="none"/>
      <style:text-properties style:font-name="Liberation Sans" fo:font-size="10pt" fo:background-color="#ffffff" style:font-size-asian="10pt" style:font-size-complex="10pt"/>
    </style:style>
    <style:style style:name="MT1" style:family="text">
      <style:text-properties officeooo:rsid="002d03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 draw:fill="solid" draw:fill-color="#ffffff" draw:opacity="100%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<text:s text:c="4"/>LLRBTree\LLRBTree</text:span><text:tab/><text:tab/><text:tab/><text:tab/><text:page-number text:select-page="current">3</text:page-number><text:tab/><text:tab/><text:tab/><text:tab/><text:date style:data-style-name="N76" text:date-value="2016-02-14T15:05:10.758283501">February 14, 20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0:43:21</meta:creation-date>
    <dc:title>Class Documentation</dc:title>
    <meta:editing-duration>P1DT13H9M58S</meta:editing-duration>
    <meta:editing-cycles>100</meta:editing-cycles>
    <meta:generator>LibreOffice/5.0.4.2$Linux_X86_64 LibreOffice_project/00$Build-2</meta:generator>
    <meta:initial-creator>Jay Wheeler</meta:initial-creator>
    <dc:date>2016-02-14T15:05:10.677234943</dc:date>
    <meta:document-statistic meta:table-count="0" meta:image-count="0" meta:object-count="0" meta:page-count="6" meta:paragraph-count="112" meta:word-count="561" meta:character-count="4166" meta:non-whitespace-character-count="3677"/>
    <meta:template xlink:type="simple" xlink:actuate="onRequest" xlink:title="Class Documentation" xlink:href="../../../../PHP7ProjectLibrary/ApplicationDocumentation/TVDB/User%20Guides/Class%20Documentation.ott" meta:date="2012-06-02T16:17:56"/>
  </office:meta>
</office:document-meta>
</file>